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5"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5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2">
          <table:table-cell/>
          <table:table-cell table:style-name="ce4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 table:number-rows-repeated="28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5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3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3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3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3" office:value-type="date" office:date-value="2012-05-16">
            <text:p>16/05/12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/>
          <table:table-cell table:style-name="ce3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3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3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3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3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3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2" table:number-rows-repeated="29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5" table:formula="of:=SUM([.C2:.C36])" office:value-type="float" office:value="20">
            <text:p>20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2" table:number-rows-repeated="27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3">
            <text:p>2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2">
          <table:table-cell office:value-type="string">
            <text:p>Pruebas</text:p>
          </table:table-cell>
          <table:table-cell table:formula="of:=[Pruebas.C41]" office:value-type="float" office:value="20">
            <text:p>20</text:p>
          </table:table-cell>
        </table:table-row>
        <table:table-row table:style-name="ro2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23">
            <text:p>23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443">
            <text:p>4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29/05/2012</text:date>, <text:time>10:43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5-29T10:43:14</dc:date>
    <meta:editing-duration>PT1H24M5S</meta:editing-duration>
    <meta:editing-cycles>110</meta:editing-cycles>
    <meta:generator>LibreOffice/3.4$Unix LibreOffice_project/340m1$Build-602</meta:generator>
    <meta:document-statistic meta:table-count="5" meta:cell-count="321" meta:object-count="0"/>
  </office:meta>
</office:document-meta>
</file>